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0cm"/>
    </style:style>
    <style:style style:name="P1" style:family="paragraph">
      <loext:graphic-properties draw:fill-color="#ffffff"/>
    </style:style>
    <style:style style:name="P2" style:family="paragraph">
      <style:text-properties fo:color="#ed1c24"/>
    </style:style>
    <style:style style:name="P3" style:family="paragraph">
      <style:text-properties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style:font-name="DejaVu Sans" fo:font-size="44pt" style:letter-kerning="true" style:font-size-asian="44pt" style:font-name-complex="Noto Sans Devanagari" style:font-size-complex="44pt"/>
    </style:style>
    <style:style style:name="P6" style:family="paragraph">
      <style:paragraph-properties fo:text-align="center"/>
      <style:text-properties fo:color="#ed1c24" style:font-name="DejaVu Sans" fo:font-size="44pt" style:letter-kerning="true" style:font-size-asian="44pt" style:font-name-complex="Noto Sans Devanagari" style:font-size-complex="44pt"/>
    </style:style>
    <style:style style:name="T1" style:family="text">
      <style:text-properties fo:color="#ed1c24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e1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elo indtroduzido em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</text:list-item>
              <text:list-item>
                <text:p>I: identidade I(x) → x</text:p>
              </text:list-item>
              <text:list-item>
                <text:p>K: formador de constantes K(a, x) → a</text:p>
              </text:list-item>
              <text:list-item>
                <text:p>S: Operador de composição S(f, g)(x) →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Lógica Combinatória - Semântica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termo em lógica combinatória (CL-term) é:</text:p>
                <text:list>
                  <text:list-item>
                    <text:p>Um átomo: uma variavel ou uma constante atômica (incluindo S, K, I)</text:p>
                  </text:list-item>
                  <text:list-item>
                    <text:p>Se X e Y são CL-terms então (X Y)</text:p>
                  </text:list-item>
                </text:list>
              </text:list-item>
              <text:list-item>
                <text:p>Termos fechados: termo que não contém variaveis;</text:p>
              </text:list-item>
              <text:list-item>
                <text:p>Combinador: termo cujo únicos átomos são so combinadores básicos (S, K, I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<text:tab/>- Combinador</text:p>
                  </text:list-item>
                  <text:list-item>
                    <text:p>(S(Kv_0))((SK)K))<text:tab/><text:tab/><text:tab/>- Não combinador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licações se associam a esquerda:</text:p>
                <text:list>
                  <text:list-item>
                    <text:p>SKK == ((SK)K)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alquer termo <text:span text:style-name="T3">I</text:span><text:span text:style-name="T4">X, </text:span><text:span text:style-name="T3">K</text:span><text:span text:style-name="T4">XY, </text:span><text:span text:style-name="T3">S</text:span><text:span text:style-name="T4">XYZ são chamados </text:span><text:span text:style-name="T5">redex</text:span><text:span text:style-name="T6"> (fraco). Contraindo uma ocorrência de um redex fraco num tremo </text:span><text:span text:style-name="T5">U</text:span><text:span text:style-name="T6"> significa substituir as ocorrências:</text:span></text:p>
                <text:list>
                  <text:list-item>
                    <text:p><text:span text:style-name="T7">I</text:span><text:span text:style-name="T6">X</text:span><text:span text:style-name="T6"><text:tab/></text:span><text:span text:style-name="T6"><text:tab/></text:span><text:span text:style-name="T6"><text:tab/></text:span><text:span text:style-name="T6">→</text:span><text:span text:style-name="T6"><text:tab/></text:span><text:span text:style-name="T6"><text:tab/></text:span><text:span text:style-name="T6">X,</text:span></text:p>
                  </text:list-item>
                  <text:list-item>
                    <text:p><text:span text:style-name="T7">K</text:span><text:span text:style-name="T6">XY</text:span><text:span text:style-name="T6"><text:tab/></text:span><text:span text:style-name="T6"><text:tab/></text:span><text:span text:style-name="T6">→</text:span><text:span text:style-name="T6"><text:tab/></text:span><text:span text:style-name="T6"><text:tab/></text:span><text:span text:style-name="T6">X,</text:span></text:p>
                  </text:list-item>
                  <text:list-item>
                    <text:p><text:span text:style-name="T7">S</text:span><text:span text:style-name="T6">XYZ</text:span><text:span text:style-name="T6"><text:tab/></text:span><text:span text:style-name="T6">→</text:span><text:span text:style-name="T6"><text:tab/></text:span><text:span text:style-name="T6"><text:tab/></text:span><text:span text:style-name="T6">XZ(YZ).</text:span></text:p>
                  </text:list-item>
                </text:list>
              </text:list-item>
              <text:list-item>
                <text:p><text:span text:style-name="T6">Forma normal: quando um termo não possui </text:span><text:span text:style-name="T5">redex, </text:span><text:span text:style-name="T6">todo CL-term possou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S</text:span><text:span text:style-name="T8">(</text:span><text:span text:style-name="T7">K</text:span><text:span text:style-name="T8">x)</text:span><text:span text:style-name="T7">I</text:span><text:span text:style-name="T8">z </text:span><text:span text:style-name="T8"><text:tab/></text:span><text:span text:style-name="T8">→ </text:span><text:span text:style-name="T7">K</text:span><text:span text:style-name="T6">xz(</text:span><text:span text:style-name="T7">I</text:span><text:span text:style-name="T6">z)</text:span></text:p>
              </text:list-item>
              <text:list-item>
                <text:p><text:span text:style-name="T7">K</text:span><text:span text:style-name="T6">xz(</text:span><text:span text:style-name="T7">I</text:span><text:span text:style-name="T6">z) </text:span><text:span text:style-name="T6"><text:tab/></text:span><text:span text:style-name="T6">→</text:span><text:span text:style-name="T6"><text:tab/></text:span><text:span text:style-name="T6">x(</text:span><text:span text:style-name="T7">I</text:span><text:span text:style-name="T6">z)</text:span></text:p>
              </text:list-item>
              <text:list-item>
                <text:p><text:span text:style-name="T7">x(I</text:span><text:span text:style-name="T6">z)</text:span><text:span text:style-name="T6"><text:tab/></text:span><text:span text:style-name="T6"><text:tab/></text:span><text:span text:style-name="T6">→ xz</text:span><text:span text:style-name="T6"><text:tab/></text:span><text:span text:style-name="T6"><text:tab/></text:span><text:span text:style-name="T6"><text:tab/></text:span><text:span text:style-name="T6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625cm" svg:x="1.4cm" svg:y="0.13cm" presentation:class="title" presentation:user-transformed="true">
          <draw:text-box>
            <text:p text:style-name="P5">Remoção de abstração (<text:span text:style-name="T9">definition 2.18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" draw:layer="layout" svg:width="25.199cm" svg:height="3.625cm" svg:x="1.4cm" svg:y="0.13cm" presentation:class="title" presentation:user-transformed="true">
          <draw:text-box>
            <text:p text:style-name="P6"><text:span text:style-name="T1">Exemplos de remoção de abstraçã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8"/></text:p>
              </text:list-header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</text:p>
              </text:list-item>
              <text:list-item>
                <text:p>Substituição</text:p>
              </text:list-item>
              <text:list-item>
                <text:p>[x].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eorema</text:span>: As regras de remoção de abstração permitem construir [x].<text:span text:style-name="T10">M</text:span> para qualquer <text:span text:style-name="T10">M </text:span><text:span text:style-name="T8">e x, tal que [x].</text:span><text:span text:style-name="T10">M</text:span><text:span text:style-name="T8"> não contenha x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10">M</text:span></text:p>
                <text:list>
                  <text:list-item>
                    <text:p><text:span text:style-name="T11">Hipotese indutiva</text:span><text:span text:style-name="T6">: assumir que para qualquer subtermo </text:span><text:span text:style-name="T5">N</text:span><text:span text:style-name="T6"> de </text:span><text:span text:style-name="T5">M</text:span><text:span text:style-name="T6"> existe ‘[x].</text:span><text:span text:style-name="T5">N</text:span><text:span text:style-name="T6">’ que não contenha x</text:span><text:span text:style-name="T5">;</text:span></text:p>
                  </text:list-item>
                  <text:list-item>
                    <text:p><text:span text:style-name="T11">Base:</text:span></text:p>
                    <text:list>
                      <text:list-item>
                        <text:p><text:span text:style-name="T12">Caso </text:span><text:span text:style-name="T13">M == </text:span><text:span text:style-name="T12">x, a regra (b) se aplica: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([x].x)x → </text:span><text:span text:style-name="T14">I</text:span><text:span text:style-name="T12">x → x</text:span></text:p>
                      </text:list-item>
                      <text:list-item>
                        <text:p><text:span text:style-name="T12">Caso M é um átomo e M != x, (a) se aplica: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([x].M)x → <text:s/></text:span><text:span text:style-name="T14">K</text:span><text:span text:style-name="T12">Mx → <text:s/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10">M</text:span></text:p>
                <text:list>
                  <text:list-item>
                    <text:p><text:span text:style-name="T12">Prova da indução, caso M == UV</text:span></text:p>
                    <text:list>
                      <text:list-item>
                        <text:p><text:span text:style-name="T15">x n.p. FV(M), então (a) se aplica também:</text:span><text:span text:style-name="T15"><text:line-break/></text:span><text:span text:style-name="T15"><text:tab/></text:span><text:span text:style-name="T15"><text:tab/></text:span><text:span text:style-name="T15"><text:tab/></text:span><text:span text:style-name="T12">([x].M)x → <text:s/></text:span><text:span text:style-name="T14">K</text:span><text:span text:style-name="T12">Mx → <text:s/>M]</text:span></text:p>
                      </text:list-item>
                      <text:list-item>
                        <text:p><text:span text:style-name="T12">x n.p FV(U) e V == x, então se aplica o (c):</text:span><text:span text:style-name="T12"><text:line-break/></text:span><text:span text:style-name="T12"><text:tab/></text:span><text:span text:style-name="T12"><text:tab/></text:span><text:span text:style-name="T12"><text:tab/></text:span><text:span text:style-name="T12">([x].M)x == ([x].Ux)x → Ux → M</text:span></text:p>
                      </text:list-item>
                      <text:list-item>
                        <text:p><text:span text:style-name="T12">Nenhum dos casos acima, então se aplica (d):</text:span><text:span text:style-name="T12"><text:line-break/></text:span><text:span text:style-name="T12"><text:tab/></text:span><text:span text:style-name="T12">([x].M)x → </text:span><text:span text:style-name="T14">S</text:span><text:span text:style-name="T12">([x].U)([x].V)x → UV → M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06T15:48:30.227989117</dc:date>
    <meta:editing-duration>PT21M19S</meta:editing-duration>
    <meta:editing-cycles>6</meta:editing-cycles>
    <meta:generator>LibreOffice/6.0.4.2$Linux_X86_64 LibreOffice_project/00m0$Build-2</meta:generator>
    <meta:document-statistic meta:object-count="77"/>
  </office:meta>
</office:document-meta>
</file>